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spreadsheet>
      <table:calculation-settings/>
      <table:table table:name="Simple">
        <office:forms/>
        <table:table-column table:number-columns-repeated="1024"/>
        <table:table-row>
          <table:table-cell office:value-type="string">
            <text:p>образовательной программы</text:p>
          </table:table-cell>
          <table:table-cell/>
          <table:table-cell office:value-type="string">
            <text:p>Hello</text:p>
          </table:table-cell>
          <table:table-cell/>
          <table:table-cell table:number-columns-repeated="1020"/>
        </table:table-row>
        <table:table-row>
          <table:table-cell/>
          <table:table-cell office:value-type="string">
            <text:p>world!</text:p>
          </table:table-cell>
          <table:table-cell/>
          <table:table-cell office:value-type="string">
            <text:p>world!</text:p>
          </table:table-cell>
          <table:table-cell table:number-columns-repeated="1020"/>
        </table:table-row>
        <table:table-row>
          <table:table-cell/>
          <table:table-cell/>
          <table:table-cell/>
          <table:table-cell/>
          <table:table-cell table:number-columns-repeated="1020"/>
        </table:table-row>
        <table:table-row>
          <table:table-cell office:value-type="string">
            <text:p>Miscellaneous glyphs</text:p>
          </table:table-cell>
          <table:table-cell/>
          <table:table-cell/>
          <table:table-cell/>
          <table:table-cell table:number-columns-repeated="1020"/>
        </table:table-row>
        <table:table-row>
          <table:table-cell office:value-type="string">
            <text:p>ssss</text:p>
          </table:table-cell>
          <table:table-cell/>
          <table:table-cell/>
          <table:table-cell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/>
    <dc:creator/>
    <meta:creation-date>2022-05-17T20:59:39+01:00</meta:creation-date>
    <dc:date>2022-05-17T20:59:39+01:00</dc:date>
    <dc:title>Office 2007 XLSX Test Document</dc:title>
    <dc:description>Test document for Office 2007 XLSX, generated using PHP classes.</dc:description>
    <dc:subject>Office 2007 XLSX Test Document</dc:subject>
    <meta:keyword>office</meta:keyword>
    <meta:keyword>2007</meta:keyword>
    <meta:keyword>openxml</meta:keyword>
    <meta:keyword>php</meta:keyword>
    <meta:user-defined meta:name="Company">Microsoft Corporation</meta:user-defined>
    <meta:user-defined meta:name="category">Test result file</meta:user-defined>
  </office:meta>
</office:document-meta>
</file>